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038" officeooo:paragraph-rsid="001db038"/>
    </style:style>
    <style:style style:name="P2" style:family="paragraph" style:parent-style-name="Standard">
      <style:text-properties officeooo:rsid="001db038" officeooo:paragraph-rsid="001e5f82"/>
    </style:style>
    <style:style style:name="P3" style:family="paragraph" style:parent-style-name="Standard">
      <style:text-properties officeooo:rsid="001db038" officeooo:paragraph-rsid="0021f868"/>
    </style:style>
    <style:style style:name="P4" style:family="paragraph" style:parent-style-name="Standard">
      <style:text-properties officeooo:rsid="0021ad7e" officeooo:paragraph-rsid="0021f868"/>
    </style:style>
    <style:style style:name="P5" style:family="paragraph" style:parent-style-name="Standard">
      <style:text-properties officeooo:rsid="0021ad7e" officeooo:paragraph-rsid="0022fec3"/>
    </style:style>
    <style:style style:name="P6" style:family="paragraph" style:parent-style-name="Standard">
      <style:text-properties officeooo:rsid="0021ad7e" officeooo:paragraph-rsid="003812cb"/>
    </style:style>
    <style:style style:name="P7" style:family="paragraph" style:parent-style-name="Standard">
      <style:text-properties officeooo:rsid="00255ff7" officeooo:paragraph-rsid="0021f868"/>
    </style:style>
    <style:style style:name="P8" style:family="paragraph" style:parent-style-name="Standard">
      <style:text-properties officeooo:rsid="0024cb35" officeooo:paragraph-rsid="0021f868"/>
    </style:style>
    <style:style style:name="P9" style:family="paragraph" style:parent-style-name="Standard">
      <style:text-properties officeooo:rsid="0021ad7e" officeooo:paragraph-rsid="003812cb"/>
    </style:style>
    <style:style style:name="P10" style:family="paragraph" style:parent-style-name="Standard">
      <style:text-properties officeooo:rsid="0021ad7e" officeooo:paragraph-rsid="00518d15"/>
    </style:style>
    <style:style style:name="P11" style:family="paragraph" style:parent-style-name="Standard">
      <style:text-properties officeooo:rsid="0021ad7e" officeooo:paragraph-rsid="006f7ca8"/>
    </style:style>
    <style:style style:name="P12" style:family="paragraph" style:parent-style-name="Standard">
      <style:text-properties officeooo:rsid="0021ad7e" officeooo:paragraph-rsid="0075da19"/>
    </style:style>
    <style:style style:name="P13" style:family="paragraph" style:parent-style-name="Standard">
      <style:text-properties officeooo:rsid="0021ad7e" officeooo:paragraph-rsid="007a56fa"/>
    </style:style>
    <style:style style:name="P14" style:family="paragraph" style:parent-style-name="Standard">
      <style:text-properties officeooo:rsid="0021ad7e" officeooo:paragraph-rsid="007d4bdf"/>
    </style:style>
    <style:style style:name="P15" style:family="paragraph" style:parent-style-name="Standard">
      <style:text-properties officeooo:rsid="0021ad7e" officeooo:paragraph-rsid="0080e0f2"/>
    </style:style>
    <style:style style:name="P16" style:family="paragraph" style:parent-style-name="Standard">
      <style:text-properties officeooo:rsid="0021ad7e" officeooo:paragraph-rsid="00813f7f"/>
    </style:style>
    <style:style style:name="P17" style:family="paragraph" style:parent-style-name="Standard">
      <style:text-properties officeooo:rsid="0021ad7e" officeooo:paragraph-rsid="00852a68"/>
    </style:style>
    <style:style style:name="P18" style:family="paragraph" style:parent-style-name="Standard">
      <style:text-properties officeooo:rsid="0021ad7e" officeooo:paragraph-rsid="008771bb"/>
    </style:style>
    <style:style style:name="P19" style:family="paragraph" style:parent-style-name="Standard">
      <style:text-properties officeooo:rsid="0021ad7e" officeooo:paragraph-rsid="0089d1d5"/>
    </style:style>
    <style:style style:name="P20" style:family="paragraph" style:parent-style-name="Standard">
      <style:text-properties officeooo:rsid="0021ad7e" officeooo:paragraph-rsid="008ac00b"/>
    </style:style>
    <style:style style:name="P21" style:family="paragraph" style:parent-style-name="Standard">
      <style:text-properties officeooo:rsid="0021ad7e" officeooo:paragraph-rsid="00915a9e"/>
    </style:style>
    <style:style style:name="P22" style:family="paragraph" style:parent-style-name="Standard">
      <style:text-properties officeooo:rsid="0021ad7e" officeooo:paragraph-rsid="0093ea8d"/>
    </style:style>
    <style:style style:name="P23" style:family="paragraph" style:parent-style-name="Standard">
      <style:text-properties officeooo:rsid="0021ad7e" officeooo:paragraph-rsid="00964c3b"/>
    </style:style>
    <style:style style:name="P24" style:family="paragraph" style:parent-style-name="Standard">
      <style:text-properties officeooo:rsid="001db038" officeooo:paragraph-rsid="00566015"/>
    </style:style>
    <style:style style:name="P25" style:family="paragraph" style:parent-style-name="Standard">
      <style:text-properties officeooo:rsid="001db038" officeooo:paragraph-rsid="0021f868"/>
    </style:style>
    <style:style style:name="P26" style:family="paragraph" style:parent-style-name="Standard">
      <style:text-properties officeooo:rsid="001db038" officeooo:paragraph-rsid="001e5f82"/>
    </style:style>
    <style:style style:name="P27" style:family="paragraph" style:parent-style-name="Standard">
      <style:text-properties officeooo:rsid="001db038" officeooo:paragraph-rsid="0096a3db"/>
    </style:style>
    <style:style style:name="P28" style:family="paragraph" style:parent-style-name="Standard">
      <style:text-properties officeooo:rsid="001db038" officeooo:paragraph-rsid="00981a1e"/>
    </style:style>
    <style:style style:name="P29" style:family="paragraph" style:parent-style-name="Standard">
      <style:text-properties officeooo:rsid="005dd249" officeooo:paragraph-rsid="005dd249"/>
    </style:style>
    <style:style style:name="P30" style:family="paragraph" style:parent-style-name="Standard">
      <style:text-properties officeooo:rsid="0061de1e" officeooo:paragraph-rsid="0061de1e"/>
    </style:style>
    <style:style style:name="P31" style:family="paragraph" style:parent-style-name="Standard">
      <style:text-properties officeooo:rsid="0061de1e" officeooo:paragraph-rsid="00981a1e"/>
    </style:style>
    <style:style style:name="P32" style:family="paragraph" style:parent-style-name="Standard">
      <style:text-properties officeooo:rsid="00632388" officeooo:paragraph-rsid="00632388"/>
    </style:style>
    <style:style style:name="P33" style:family="paragraph" style:parent-style-name="Standard">
      <style:text-properties officeooo:rsid="006672e8" officeooo:paragraph-rsid="006672e8"/>
    </style:style>
    <style:style style:name="P34" style:family="paragraph" style:parent-style-name="Standard">
      <style:text-properties officeooo:rsid="006aeca3" officeooo:paragraph-rsid="006aeca3"/>
    </style:style>
    <style:style style:name="P35" style:family="paragraph" style:parent-style-name="Standard">
      <style:text-properties officeooo:rsid="006d656a" officeooo:paragraph-rsid="006d656a"/>
    </style:style>
    <style:style style:name="P36" style:family="paragraph" style:parent-style-name="Standard">
      <style:text-properties officeooo:rsid="006d9d64" officeooo:paragraph-rsid="006d9d64"/>
    </style:style>
    <style:style style:name="P37" style:family="paragraph" style:parent-style-name="Standard">
      <style:text-properties officeooo:rsid="006ea602" officeooo:paragraph-rsid="006ea602"/>
    </style:style>
    <style:style style:name="P38" style:family="paragraph" style:parent-style-name="Standard">
      <style:text-properties officeooo:rsid="00712cc5" officeooo:paragraph-rsid="00712cc5"/>
    </style:style>
    <style:style style:name="P39" style:family="paragraph" style:parent-style-name="Standard">
      <style:text-properties officeooo:rsid="0075da19" officeooo:paragraph-rsid="0075da19"/>
    </style:style>
    <style:style style:name="P40" style:family="paragraph" style:parent-style-name="Standard">
      <style:text-properties officeooo:rsid="00316bfb" officeooo:paragraph-rsid="0076e6c1"/>
    </style:style>
    <style:style style:name="P41" style:family="paragraph" style:parent-style-name="Standard">
      <style:text-properties officeooo:rsid="00316bfb" officeooo:paragraph-rsid="0078a266"/>
    </style:style>
    <style:style style:name="P42" style:family="paragraph" style:parent-style-name="Standard">
      <style:text-properties officeooo:rsid="007bc60f" officeooo:paragraph-rsid="007bc60f"/>
    </style:style>
    <style:style style:name="P43" style:family="paragraph" style:parent-style-name="Standard">
      <style:text-properties officeooo:rsid="009243d5" officeooo:paragraph-rsid="009243d5"/>
    </style:style>
    <style:style style:name="P44" style:family="paragraph" style:parent-style-name="Standard">
      <style:text-properties officeooo:rsid="0093ea8d" officeooo:paragraph-rsid="0093ea8d"/>
    </style:style>
    <style:style style:name="P45" style:family="paragraph" style:parent-style-name="Standard">
      <style:text-properties officeooo:paragraph-rsid="001e5f82"/>
    </style:style>
    <style:style style:name="P46" style:family="paragraph" style:parent-style-name="Standard">
      <style:text-properties officeooo:paragraph-rsid="0096a3db"/>
    </style:style>
    <style:style style:name="T1" style:family="text">
      <style:text-properties officeooo:rsid="003c60fa"/>
    </style:style>
    <style:style style:name="T2" style:family="text">
      <style:text-properties officeooo:rsid="0025900b"/>
    </style:style>
    <style:style style:name="T3" style:family="text">
      <style:text-properties officeooo:rsid="00270f48"/>
    </style:style>
    <style:style style:name="T4" style:family="text">
      <style:text-properties officeooo:rsid="002c9683"/>
    </style:style>
    <style:style style:name="T5" style:family="text">
      <style:text-properties officeooo:rsid="002d39c1"/>
    </style:style>
    <style:style style:name="T6" style:family="text">
      <style:text-properties officeooo:rsid="00325caa"/>
    </style:style>
    <style:style style:name="T7" style:family="text">
      <style:text-properties officeooo:rsid="0033f921"/>
    </style:style>
    <style:style style:name="T8" style:family="text">
      <style:text-properties officeooo:rsid="0037d7a1"/>
    </style:style>
    <style:style style:name="T9" style:family="text">
      <style:text-properties officeooo:rsid="003adcf5"/>
    </style:style>
    <style:style style:name="T10" style:family="text">
      <style:text-properties officeooo:rsid="00295e82"/>
    </style:style>
    <style:style style:name="T11" style:family="text">
      <style:text-properties officeooo:rsid="00335070"/>
    </style:style>
    <style:style style:name="T12" style:family="text">
      <style:text-properties officeooo:rsid="00338015"/>
    </style:style>
    <style:style style:name="T13" style:family="text">
      <style:text-properties officeooo:rsid="003812cb"/>
    </style:style>
    <style:style style:name="T14" style:family="text">
      <style:text-properties officeooo:rsid="00395540"/>
    </style:style>
    <style:style style:name="T15" style:family="text">
      <style:text-properties officeooo:rsid="0046c4be"/>
    </style:style>
    <style:style style:name="T16" style:family="text">
      <style:text-properties officeooo:rsid="004c7f12"/>
    </style:style>
    <style:style style:name="T17" style:family="text">
      <style:text-properties officeooo:rsid="004db724"/>
    </style:style>
    <style:style style:name="T18" style:family="text">
      <style:text-properties officeooo:rsid="005461b5"/>
    </style:style>
    <style:style style:name="T19" style:family="text">
      <style:text-properties officeooo:rsid="0058cb75"/>
    </style:style>
    <style:style style:name="T20" style:family="text">
      <style:text-properties officeooo:rsid="006a16c7"/>
    </style:style>
    <style:style style:name="T21" style:family="text">
      <style:text-properties officeooo:rsid="006d9358"/>
    </style:style>
    <style:style style:name="T22" style:family="text">
      <style:text-properties officeooo:rsid="006f7ca8"/>
    </style:style>
    <style:style style:name="T23" style:family="text">
      <style:text-properties officeooo:rsid="0021ad7e"/>
    </style:style>
    <style:style style:name="T24" style:family="text">
      <style:text-properties officeooo:rsid="00712cc5"/>
    </style:style>
    <style:style style:name="T25" style:family="text">
      <style:text-properties officeooo:rsid="0072c379"/>
    </style:style>
    <style:style style:name="T26" style:family="text">
      <style:text-properties officeooo:rsid="007515c0"/>
    </style:style>
    <style:style style:name="T27" style:family="text">
      <style:text-properties officeooo:rsid="007b6ce3"/>
    </style:style>
    <style:style style:name="T28" style:family="text">
      <style:text-properties officeooo:rsid="0080e0f2"/>
    </style:style>
    <style:style style:name="T29" style:family="text">
      <style:text-properties officeooo:rsid="00813f7f"/>
    </style:style>
    <style:style style:name="T30" style:family="text">
      <style:text-properties officeooo:rsid="0082f92f"/>
    </style:style>
    <style:style style:name="T31" style:family="text">
      <style:text-properties officeooo:rsid="0089d1d5"/>
    </style:style>
    <style:style style:name="T32" style:family="text">
      <style:text-properties officeooo:rsid="00915a9e"/>
    </style:style>
    <style:style style:name="T33" style:family="text">
      <style:text-properties officeooo:rsid="0091bdcf"/>
    </style:style>
    <style:style style:name="T34" style:family="text">
      <style:text-properties officeooo:rsid="009243d5"/>
    </style:style>
    <style:style style:name="T35" style:family="text">
      <style:text-properties officeooo:rsid="0093ea8d"/>
    </style:style>
    <style:style style:name="T36" style:family="text">
      <style:text-properties officeooo:rsid="00959147"/>
    </style:style>
    <style:style style:name="T37" style:family="text">
      <style:text-properties officeooo:rsid="00964c3b"/>
    </style:style>
    <style:style style:name="T38" style:family="text">
      <style:text-properties officeooo:rsid="0096a3db"/>
    </style:style>
    <style:style style:name="T39" style:family="text">
      <style:text-properties officeooo:rsid="009827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[ 슬라이드 0 ]</text:p>
      <text:p text:style-name="P32"/>
      <text:p text:style-name="P32">Non Volatile Memory (NVM)</text:p>
      <text:p text:style-name="P3"/>
      <text:p text:style-name="P3">[ 슬라이드 1 ]</text:p>
      <text:p text:style-name="P3"/>
      <text:p text:style-name="P4">--- 목차 ---</text:p>
      <text:p text:style-name="P4">컴퓨터의 기본적인 구조 </text:p>
      <text:p text:style-name="P4">보조 메모리의 종류 </text:p>
      <text:p text:style-name="P7">SSD의 인기 이유 : HDD vs SSD </text:p>
      <text:p text:style-name="P8">SSD에 대한 설명</text:p>
      <text:p text:style-name="P4">- 구성 <text:span text:style-name="T2">(NAND Flash Memory - 제한된 P/E(program &amp; Erase), SLC, MLC, TLC) </text:span></text:p>
      <text:p text:style-name="P11">- 구성 <text:span text:style-name="T3">(architecture of solid-state drive, controller and memory package, page, block, plane, die, chip)</text:span></text:p>
      <text:p text:style-name="P4">- 기본 오퍼레이션 : <text:span text:style-name="T25">Read, Write, Erase, Overwrite XXX</text:span></text:p>
      <text:p text:style-name="P4">- 쓰기 예제 </text:p>
      <text:p text:style-name="P4">- <text:span text:style-name="T4">Write Amplification &amp; Wear Leveling </text:span></text:p>
      <text:p text:style-name="P4">- <text:span text:style-name="T7">Flash Translation Layer</text:span></text:p>
      <text:p text:style-name="P4">- <text:span text:style-name="T8">Logical Block Mapping</text:span></text:p>
      <text:p text:style-name="P4">- <text:span text:style-name="T9">Hybrid Log-Block FTL </text:span></text:p>
      <text:p text:style-name="P4">- <text:span text:style-name="T1">Garbage Collection</text:span></text:p>
      <text:p text:style-name="P4">- <text:span text:style-name="T10">TRIM &amp; Over-provisioning </text:span></text:p>
      <text:p text:style-name="P6">- <text:span text:style-name="T12">Native Command Queueing (뒤에서 자세히 설명) &amp; </text:span>보안 향상 </text:p>
      <text:p text:style-name="P6">- <text:span text:style-name="T13">Internal Parallel Processing </text:span></text:p>
      <text:p text:style-name="P6">- 최적의 쓰기와 읽기 </text:p>
      <text:p text:style-name="P6">- 시스템 최적화 </text:p>
      <text:p text:style-name="P10"><text:span text:style-name="T17">3D Xpoint에 대한 설명</text:span></text:p>
      <text:p text:style-name="P10">- 구성 (<text:span text:style-name="T17">word line, bit line, selector, memory cell)</text:span></text:p>
      <text:p text:style-name="P10">- 특징 <text:span text:style-name="T17">(faster, lower latency, stackable, economic, page단위로 데이터 읽기 쓰기 가능, better capacity)</text:span></text:p>
      <text:p text:style-name="P6"><text:span text:style-name="T16">3D Xpoint vs SSD NAND Flash (성능 비교)</text:span></text:p>
      <text:p text:style-name="P6">- <text:span text:style-name="T17">Intel Optane을 secondary memory로 사용할 때, Queue Depth : 동시에 처리하도록 요청되는 드라이버 IO 명령</text:span></text:p>
      <text:p text:style-name="P6">- <text:span text:style-name="T17">Intel Optane을 main memory로 사용할 때</text:span></text:p>
      <text:p text:style-name="P29">- 이를 통해서 알 수 있는 사실</text:p>
      <text:p text:style-name="P30">조사하면서 아직 제대로 이해하지 못한 부분들</text:p>
      <text:p text:style-name="P24"><text:span text:style-name="T18">SSD 설명 요약</text:span> </text:p>
      <text:p text:style-name="P24"/>
      <text:p text:style-name="P32">[ 슬라이드 2 ]</text:p>
      <text:p text:style-name="P32"/>
      <text:p text:style-name="P33">컴퓨터 기본적인 메모리 구조 (<text:span text:style-name="T20">Memory Hierarchy) </text:span></text:p>
      <text:p text:style-name="P34">Register, Cache = SRAM, Main Memory = DRAM, Secondary Memory</text:p>
      <text:p text:style-name="P1"/>
      <text:p text:style-name="P5">SRAM : static random access memory, 컴퓨터 L1, L2, L3 cache 에 주로 사용, 한번 데이터를 입력하면 상태가 변화하지 않음</text:p>
      <text:p text:style-name="P5">DRAM : dynamic random access memory, 컴퓨터 메인 메모리에 주로 사용, 데이터를 유지하기 위해서 주기적인 전원 충전(periodic refresh)이 필요 </text:p>
      <text:p text:style-name="Standard"/>
      <text:p text:style-name="P2">[ 슬라이드 4 ]</text:p>
      <text:p text:style-name="P2"><text:soft-page-break/></text:p>
      <text:p text:style-name="P35">Why SSD is favorite? HDD vs SSD, <text:span text:style-name="T21">benchmark test</text:span></text:p>
      <text:p text:style-name="P2"/>
      <text:p text:style-name="P2">[ 슬라이드 <text:span text:style-name="T22">5</text:span> ]</text:p>
      <text:p text:style-name="P2"/>
      <text:p text:style-name="P36">NAND Flash Memory </text:p>
      <text:p text:style-name="P37">제한된 P/E(Program &amp; Erase), SLC, MLC, TLC</text:p>
      <text:p text:style-name="P2"/>
      <text:p text:style-name="P2">[ 슬라이드 <text:span text:style-name="T22">6</text:span> ]</text:p>
      <text:p text:style-name="P2"/>
      <text:p text:style-name="P37">Architecture of SSD, page, block, plane, die, chip, package, channel</text:p>
      <text:p text:style-name="P2"/>
      <text:p text:style-name="P2">[ 슬라이드 <text:span text:style-name="T24">7</text:span> ]</text:p>
      <text:p text:style-name="P2"/>
      <text:p text:style-name="P38">기본 오퍼레이션 : <text:span text:style-name="T23">읽기(on page size), 쓰기(on page size), 삭제(on block size), 덮어쓰기(X 불가능) </text:span></text:p>
      <text:p text:style-name="P2"/>
      <text:p text:style-name="P2">[ 슬라이드 <text:span text:style-name="T27">8</text:span> ]</text:p>
      <text:p text:style-name="P2"/>
      <text:p text:style-name="P2">쓰기 예시 <text:span text:style-name="T26">figure과 함께</text:span></text:p>
      <text:p text:style-name="P2"/>
      <text:p text:style-name="P2">[ 슬라이드 <text:span text:style-name="T27">9</text:span> ]</text:p>
      <text:p text:style-name="P2"/>
      <text:p text:style-name="P39">Write Amplification : <text:span text:style-name="T4">페이지 사이즈보다 작은 쓰기는 부가적인 쓰기(write amplification)을 동반한다.</text:span></text:p>
      <text:p text:style-name="P12"><text:tab/>페이지 사이즈보다 작은 데이터 쓰기는 피하자</text:p>
      <text:p text:style-name="P12"><text:tab/>작은 데이터의 쓰기는 우선 버퍼링</text:p>
      <text:p text:style-name="P12"><text:span text:style-name="T5">Wear Leveling : SSD 전체 메모리 블록의 수명을 골고루 사용하기</text:span></text:p>
      <text:p text:style-name="P40">==&gt; Write 연산만 P/E를 감소시키므로 write 연산 요청이 들어올 때마다 SSD Controller는 현명하게 블록을 선택. “<text:span text:style-name="T6">Write amplification” 과 “Wear leveling” 사이에서 균형을 잡아야 함.</text:span></text:p>
      <text:p text:style-name="P41">==&gt; Read 연산은 주위의 페이지에 영향을 끼침. 특정 페이지 반복 read하면 주변 페이지 데이터 손상됨</text:p>
      <text:p text:style-name="P2"/>
      <text:p text:style-name="P2">[ 슬라이드 1<text:span text:style-name="T27">0</text:span> ]</text:p>
      <text:p text:style-name="P2"/>
      <text:p text:style-name="P13"><text:span text:style-name="T7">Flash Translation Layer : SSD와 HDD는 동일한 호스트 인터페이스를 사용하는데, HDD는 LBA(Logical Block Address)를 사용. SSD 컨트롤러는 SSD내부의 메모리 공간을 효율적으로 사용 + 호스트 인터페이스와 연동을 위해서 FTL을 가지고 있음. 컨트롤러 역할 2가지 1) 논리적 블록 맵핑 2) 가비지 콜렉팅</text:span></text:p>
      <text:p text:style-name="P2"/>
      <text:p text:style-name="P2">[ 슬라이드 1<text:span text:style-name="T27">1</text:span> ]</text:p>
      <text:p text:style-name="P2"/>
      <text:p text:style-name="P14"><text:span text:style-name="T8">Logical Block Mapping : 호스트 영역의 논리 주소(LBA)를 NAND Flash Memory의 물리적 주소(PBA)로 변환하는데 사용. 빠른 처리를 위해 전원이 켜지는 순간 ssd의 ram메모리에 로드. 두 가지 종류 page level mapping, block level mapping, 그리고 이 둘 사이의 trade-off 를 적절히 이뤄낸 log-block mapping</text:span></text:p>
      <text:p text:style-name="P14"><text:span text:style-name="T9">Hybrid Log-Block FTL 예시 (로그 블록이 병합 되기 전에는 로그 블록, 병합 이후에는 데이터 블록에서 읽기)</text:span></text:p>
      <text:p text:style-name="P2"/>
      <text:p text:style-name="P2">[ 슬라이드 1<text:span text:style-name="T28">2</text:span> ]</text:p>
      <text:p text:style-name="P2"/>
      <text:p text:style-name="P15"><text:span text:style-name="T1">Garbage Collection : ssd는 덮어쓰기 불가능. 모든 페이지는 셋 중의 한 가지 상태를 지님 (free, stale, data) 데이터를 읽기(25~50 micro second), 쓰기(250~300 micro second)는 빠르지만 삭제(erase)하는 과정을 오래 걸림(1500 ~ 3500 micro second) 두 가지 방식 : background gc(= idle collection), parallel gc(= write 요청이 들어왔을 때 실시) / background gc는 foreground task를 방해할 가능성(이를 개선하는 TRIM, </text:span><text:soft-page-break/><text:span text:style-name="T1">Over-provisioning이 있음), parallel gc는 워크로드가 아주 클 때 사용. Workloads의미 = 일정한 시간 내에 얼마나 많은 작업이 컨트롤러에 요청되는가. 이를 잘 처리하면 throughput이 높고 latency가 낮음. Read Disturb??? hot data, cold data가 동일한 블록 내에 위치, 컨트롤러 부하를 만드는 것. 그래서 hot – cold 분리, hot data buffering, 불필요한 데이터는 한번에 많이 삭제</text:span></text:p>
      <text:p text:style-name="P2"/>
      <text:p text:style-name="P2">[ 슬라이드 1<text:span text:style-name="T30">3</text:span> ]</text:p>
      <text:p text:style-name="P2"/>
      <text:p text:style-name="P16"><text:span text:style-name="T29">TRIM : 지연된 삭제(delayed erase), 컨트롤러는 stale 페이지에 data가 쓰여있다고 인식. Wear leveling 과정에서 이미 삭제된 데이터도 계속해서 복사. 이러한 문제점을 해결하는 것이 TRIM. 필요없는 논리 공간에 대한 정보를 OS → ssd controller로 전달. 현재 판매되는 대부분의 ssd 디바이스는 TRIM을 기본적으로 지원</text:span></text:p>
      <text:p text:style-name="P16"><text:span text:style-name="T29">Over-provisioning : 논리적인 블록보다 물리적인 블록의 수가 더 많도록 해주는 기법. ssd컨트롤러는 접근 가능하지만 OS는 접근하지 못하는 ssd 메모리 영역을 확보, 쓰기 워크로드를 흡수하는 버퍼공간으로 사용. ssd 성능 향상과 wear leveling에 도움이 된다.</text:span></text:p>
      <text:p text:style-name="P2"/>
      <text:p text:style-name="P2">[ 슬라이드 1<text:span text:style-name="T31">4</text:span> ]</text:p>
      <text:p text:style-name="P2"/>
      <text:p text:style-name="P17"><text:span text:style-name="T12">Native Command Queueing : ssd 드라이브의 내부적인 병렬처리 능력을 이용해서 여러 명령을 동시에 처리. 호스트 CPU가 바쁠 때는 드라이버가 직접 처리하는 명령의 우선순위를 높여주는 것이 예시. 뒤에서 자세히 설명.</text:span></text:p>
      <text:p text:style-name="P18">* 보안 향상 : <text:span text:style-name="T11">secure erase, advanced error recovery, end-to-end cyclic redundancy check(CRC check)</text:span></text:p>
      <text:p text:style-name="P2"/>
      <text:p text:style-name="P2">[ 슬라이드 1<text:span text:style-name="T31">5</text:span> ]</text:p>
      <text:p text:style-name="P2"/>
      <text:p text:style-name="P19"><text:span text:style-name="T13">Internal Parallel Processing : 물리적인 한계로 인해 NAND Flash IO 버스는 32~40MB/s 속도로 처리 가능. Parallel 또는 Interleaving 모드로 처리하기. NAND Flash 칩의 다른 위치에서 2개 이상의 블록을 동시에 읽도록 해주는 것. “Clustered Block”, 네 가지 수준의 병렬 처리가 가능 (Channel-Level, Package-Level, Chip-level, Plane-level)</text:span></text:p>
      <text:p text:style-name="P2"/>
      <text:p text:style-name="P2">[ 슬라이드 1<text:span text:style-name="T32">6</text:span> ]</text:p>
      <text:p text:style-name="P2"/>
      <text:p text:style-name="P20">최적의 쓰기와 읽기 : <text:span text:style-name="T14">access pattern은 sequential &amp; random 두 가지 있음. 벤치마킹 결과는 <text:s/>sequential write가 빠르다고 하지만(switch-merge최적화 가능) Clustered Block의 배수 크기의 데이터를 다룰 경우 모든 병렬처리 능력을 사용하게 되면서 두 가지 방식 사이의 속도 차이는 거의 없음. 빈번하게 작은 크기의 데이터를 쓰기(write)할 경우 1) 블록 맵핑을 위한 처리가 많아지고 ram과 flash 메모리 사이의 동기화 증가 2) copy-erase-write 오퍼레이션이 증가하고 stale 페이지가 전체 물리 공간에 scattered = internal fragmentation. ㄴ하나의 큰 데이터 쓰기는 많은 동시 작은 데이터 쓰기보다 낫다. ㄴ버퍼링 되지 못하는 작은 쓰기는 멀티 쓰레드로 기록하는 것이 도움이 된다.</text:span></text:p>
      <text:p text:style-name="P20"><text:span text:style-name="T14">읽기 성능 증가를 위해서는 연관된 데이터를 같은 블록에 기록해야 성능 향상. 그러나 Read Ahead Buffer덕분에 단일 쓰레드의 대량 데이터 읽기가 멀티 쓰레드의 소량 데이터 읽기보다 나을 수도 있다.</text:span></text:p>
      <text:p text:style-name="P2"/>
      <text:p text:style-name="P2">[ 슬라이드 1<text:span text:style-name="T33">7</text:span> ]</text:p>
      <text:p text:style-name="P2"/>
      <text:p text:style-name="P21">시스템 최적화 : <text:span text:style-name="T15">Partition Alignment, File System Parameter(Activate TRIM), vm.swappiness = 0, temporary files는 최대한 RAM에만 기록하기</text:span></text:p>
      <text:p text:style-name="P2"/>
      <text:p text:style-name="P2">[ 슬라이드 1<text:span text:style-name="T34">8</text:span> ]</text:p>
      <text:p text:style-name="P2"/>
      <text:p text:style-name="P43">3D Xpoint 에 대한 설명</text:p>
      <text:p text:style-name="P2"/>
      <text:p text:style-name="P2"><text:soft-page-break/>[ 슬라이드 1<text:span text:style-name="T35">9</text:span> ]</text:p>
      <text:p text:style-name="P2"/>
      <text:p text:style-name="P44">3D Xpoin<text:span text:style-name="T36">t에 대한 설명</text:span></text:p>
      <text:p text:style-name="P22">- 구성 (<text:span text:style-name="T17">word line, bit line, selector, memory cell)</text:span></text:p>
      <text:p text:style-name="P22">- 특징 <text:span text:style-name="T17">(faster, lower latency, stackable, economic, page단위로 데이터 읽기 쓰기 가능, better capacity)</text:span></text:p>
      <text:p text:style-name="P2"/>
      <text:p text:style-name="P2">[ 슬라이드<text:span text:style-name="T37">20</text:span> ]</text:p>
      <text:p text:style-name="P2"/>
      <text:p text:style-name="P23"><text:span text:style-name="T16">3D Xpoint vs SSD NAND Flash (성능 비교)</text:span></text:p>
      <text:p text:style-name="P23">- <text:span text:style-name="T17">Intel Optane을 secondary memory로 사용할 때, Queue Depth : 동시에 처리하도록 요청되는 드라이버 IO 명령</text:span></text:p>
      <text:p text:style-name="P2"/>
      <text:p text:style-name="P2">[ 슬라이드 <text:span text:style-name="T37">2</text:span>1 ]</text:p>
      <text:p text:style-name="P2"/>
      <text:p text:style-name="P23"><text:span text:style-name="T16">3D Xpoint vs SSD NAND Flash (성능 비교)</text:span></text:p>
      <text:p text:style-name="P23">- <text:span text:style-name="T17">Intel Optane을 main memory로 사용할 때</text:span></text:p>
      <text:p text:style-name="P2"/>
      <text:p text:style-name="P2">[ 슬라이드 <text:span text:style-name="T39">22</text:span> ]</text:p>
      <text:p text:style-name="P2"/>
      <text:p text:style-name="P31">조사하면서 아직 제대로 이해하지 못한 부분들</text:p>
      <text:p text:style-name="P2"/>
      <text:p text:style-name="P2">[ 슬라이드 <text:span text:style-name="T38">23</text:span> ]</text:p>
      <text:p text:style-name="P2"/>
      <text:p text:style-name="P28"><text:span text:style-name="T18">SSD 설명 요약</text:span> </text:p>
      <text:p text:style-name="P2"/>
      <text:p text:style-name="P2">[ 슬라이드 <text:span text:style-name="T38">2</text:span> ]</text:p>
      <text:p text:style-name="P2"/>
      <text:p text:style-name="P2"/>
      <text:p text:style-name="P2"/>
      <text:p text:style-name="P2">[ 슬라이드 <text:span text:style-name="T38">2</text:span> ]</text:p>
      <text:p text:style-name="P2"/>
      <text:p text:style-name="P45"/>
      <text:p text:style-name="P45"/>
      <text:p text:style-name="P27">[ 슬라이드 <text:span text:style-name="T38">2</text:span> ]</text:p>
      <text:p text:style-name="P27"/>
      <text:p text:style-name="P27"/>
      <text:p text:style-name="P27"/>
      <text:p text:style-name="P27"/>
      <text:p text:style-name="P27"/>
      <text:p text:style-name="P27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21:23:34.736109421</meta:creation-date>
    <dc:date>2018-07-11T01:39:38.479936514</dc:date>
    <meta:editing-duration>PT2H47M57S</meta:editing-duration>
    <meta:editing-cycles>124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2169" meta:character-count="5104" meta:non-whitespace-character-count="4130"/>
  </office:meta>
</office:document-meta>
</file>